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fo:font-size="14pt" fo:font-weight="normal" officeooo:rsid="0008d92b" officeooo:paragraph-rsid="0008d92b" style:font-size-asian="12.25pt" style:font-weight-asian="normal" style:font-size-complex="14pt" style:font-weight-complex="normal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4pt" fo:font-weight="normal" officeooo:rsid="0008d92b" officeooo:paragraph-rsid="000d4f5e" style:font-size-asian="12.25pt" style:font-weight-asian="normal" style:font-size-complex="14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4pt" fo:font-weight="normal" officeooo:rsid="000ad1f5" officeooo:paragraph-rsid="000ad1f5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0ad1f5" officeooo:paragraph-rsid="000ad1f5" style:font-size-asian="12.25pt" style:font-weight-asian="normal" style:font-size-complex="14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4pt" fo:font-weight="normal" officeooo:rsid="000e9794" officeooo:paragraph-rsid="000e9794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08d92b" officeooo:paragraph-rsid="0008d92b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0bdefb" officeooo:paragraph-rsid="000bdefb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0pt" fo:font-weight="bold" officeooo:rsid="0008d92b" officeooo:paragraph-rsid="0008d92b" style:font-size-asian="20pt" style:font-weight-asian="bold" style:font-size-complex="20pt" style:font-weight-complex="bold"/>
    </style:style>
    <style:style style:name="T1" style:family="text">
      <style:text-properties officeooo:rsid="000d4f5e"/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Bloc note pour le cv</text:p>
      <text:p text:style-name="P8"><text:s/></text:p>
      <text:p text:style-name="P6">Techno que j’aime : </text:p>
      <text:p text:style-name="P6"/>
      <text:list xml:id="list4691058996697605483" text:style-name="L1">
        <text:list-item>
          <text:p text:style-name="P2">Bootstrap <text:span text:style-name="T1">(langage (css))</text:span></text:p>
        </text:list-item>
        <text:list-item>
          <text:p text:style-name="P2">PHP <text:span text:style-name="T1">(language)</text:span></text:p>
        </text:list-item>
        <text:list-item>
          <text:p text:style-name="P1">HTML <text:span text:style-name="T1">(langage)</text:span></text:p>
        </text:list-item>
        <text:list-item>
          <text:p text:style-name="P3">Laravel <text:span text:style-name="T1">(framework (php))</text:span></text:p>
        </text:list-item>
        <text:list-item>
          <text:p text:style-name="P5">P5 (frameworks (js))</text:p>
        </text:list-item>
      </text:list>
      <text:p text:style-name="P4"/>
      <text:p text:style-name="P7">Compétences : 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3T19:18:45.061833205</meta:creation-date>
    <dc:date>2018-09-04T17:54:25.437733972</dc:date>
    <meta:editing-duration>PT22H15M19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29" meta:character-count="158" meta:non-whitespace-character-count="139"/>
  </office:meta>
</office:document-meta>
</file>